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is this the right job for you? Tell us your primary reason for wanting to work at Canonical. </text:p>
      <text:p text:style-name="Standard"/>
      <text:p text:style-name="Standard">I'm already, currently working as a system administrator who manages several servers and IT services for a private, primary school in Shanghai and enjoying this kind of work. I have set up pretty much everything from their website, to their LMS (moodle) system as well as e-mail, file servers and so on. I've also developed a few on-line lesson planning applications in-house using PHP and MySQL. I enjoy learning constantly about new technologies and software, and I'm not afraid and can adapt easily to change and new software. I also have a professional background as a web developer, a job I've been doing since about 1999 to 2004 after I moved to China and became an IT manager for a school. I've been building websites using languages such as HTML, PHP, Actionscript, Javascript, etc. I've also studied graphic design professionally, so I think I can consider myself a web/graphic designer as well. As you can see my skills are not limited only to a specific area/field of work, I enjoy learning skills in all spheres of IT. </text:p>
      <text:p text:style-name="Standard"/>
      <text:p text:style-name="Standard"><text:span text:style-name="T1">We're looking for people who face challenges head on and deliver against the odds. What achievement are you most proud of?</text:span> </text:p>
      <text:p text:style-name="Standard">I've managed to convince the direction of my school to set up a new ICT lab 100% with Linux computers (Ubuntu). I say this is quite an achievement because I had (still have!) very strong opposition from many members of staff, especially that here In China Microsoft products are so popular (even tho it is mainly pirate versions) and people are really attached to these products. Therefore I found it extremely difficult to convince grown ups (kids, however, just love Ubuntu!) to adopt something as foreign to them as Linux. But against all odds, I managed to do it and people are slowly adapting. I've given several training to staff on how to use the free tools such as OpenOffice, and slowly but surely I'm winning their trust and they start to enjoy working on the Ubuntu machines or using OpenOffice on their Windows or Mac machines.</text:p>
      <text:p text:style-name="Standard"/>
      <text:p text:style-name="P1">We're especially interested in the things that you're passionate about. What really motivates you? </text:p>
      <text:p text:style-name="Standard">I'm a very strong supporter of Linux and Open Source software in general. I believe it is the future and I'm very eager to spread the good news. In the school I work at I've been pushing Open Source software very strongly, not only to fight against piracy, but simply because there are so many great applications in the Open Source world that do just as good, if not better than some proprietary applications. I also teach primary school students the merits of OpenOffice, GIMP, and other such wonderful programs as I believe they are the key to Linux's future adoption. <text:s/>I have strong opinions/convictions and being very passionate about Linux/Ubuntu and Open Source software, I'm always eager to share my passion with the people around me, everybody. In short, this is what motivates me! I think I have actually managed pretty well so far to convince many people around me. Many of my friends/colleagues have already switched to Ubuntu, and even my mother use it as her primary O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0T21:33:58</meta:creation-date>
    <dc:date>2009-09-10T22:48:22</dc:date>
    <meta:editing-duration>PT01H14M30S</meta:editing-duration>
    <meta:editing-cycles>5</meta:editing-cycles>
    <meta:generator>OpenOffice.org/3.0$Unix OpenOffice.org_project/300m9$Build-9358</meta:generator>
    <meta:document-statistic meta:table-count="0" meta:image-count="0" meta:object-count="0" meta:page-count="1" meta:paragraph-count="6" meta:word-count="548" meta:character-count="3172"/>
    <meta:user-defined meta:name="Info 1"/>
    <meta:user-defined meta:name="Info 2"/>
    <meta:user-defined meta:name="Info 3"/>
    <meta:user-defined meta:name="Info 4"/>
  </office:meta>
</office:document-meta>
</file>